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sa zaoberá najpoužívanejšími modelovacími nástrojmi, ktoré sa v súčasnosti používajú na zachytenie interakcie a stavu v budovanom systéme. Hlavný dôraz je tu kladený na rozšírený no možno nie tak notoricky známi nástroj na modelovanie firemných procesov Business Process Modeling Notation (BPMN). Okrajovo sa spomína aj Unified Modeling Language (UM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0T18:43:50</dc:date>
    <dc:creator>Miroslav Ligas</dc:creator>
    <meta:editing-duration>PT00H31M03S</meta:editing-duration>
    <meta:editing-cycles>2</meta:editing-cycles>
    <meta:generator>OpenOffice.org/3.0$Linux OpenOffice.org_project/300m15$Build-9379</meta:generator>
    <meta:document-statistic meta:table-count="0" meta:image-count="0" meta:object-count="0" meta:page-count="1" meta:paragraph-count="6" meta:word-count="272" meta:character-count="1914"/>
    <meta:user-defined meta:name="Info 1"/>
    <meta:user-defined meta:name="Info 2"/>
    <meta:user-defined meta:name="Info 3"/>
    <meta:user-defined meta:name="Info 4"/>
  </office:meta>
</office:document-meta>
</file>